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style:font-name="Arial" fo:font-size="9.75pt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style:font-name="Arial" fo:font-size="9.75pt" officeooo:paragraph-rsid="00198200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style:font-name="Arial" fo:font-size="9.75pt" officeooo:paragraph-rsid="001bb882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style:font-name="Arial" fo:font-size="9.75pt" officeooo:paragraph-rsid="00200d48"/>
    </style:style>
    <style:style style:name="P5" style:family="paragraph" style:parent-style-name="Text_20_body">
      <style:paragraph-properties fo:margin-top="0in" fo:margin-bottom="0in" style:contextual-spacing="false" fo:line-height="138%" style:writing-mode="lr-tb"/>
      <style:text-properties style:font-name="Arial" fo:font-size="9.75pt" officeooo:paragraph-rsid="002265c0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  <style:text-properties style:font-name="Arial" fo:font-size="9.75pt" officeooo:rsid="0016d61a" officeooo:paragraph-rsid="0016d61a"/>
    </style:style>
    <style:style style:name="P7" style:family="paragraph" style:parent-style-name="Text_20_body">
      <style:paragraph-properties fo:margin-top="0in" fo:margin-bottom="0in" style:contextual-spacing="false" fo:line-height="138%" style:writing-mode="lr-tb"/>
      <style:text-properties style:font-name="Arial" fo:font-size="9.75pt" officeooo:rsid="00198200" officeooo:paragraph-rsid="00198200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style:font-name="Arial" fo:font-size="9.75pt" officeooo:rsid="001bb882" officeooo:paragraph-rsid="001bb882"/>
    </style:style>
    <style:style style:name="P9" style:family="paragraph" style:parent-style-name="Text_20_body">
      <style:paragraph-properties fo:margin-top="0in" fo:margin-bottom="0in" style:contextual-spacing="false" fo:line-height="138%" style:writing-mode="lr-tb"/>
      <style:text-properties style:font-name="Arial" fo:font-size="9.75pt" officeooo:rsid="001d7d5e" officeooo:paragraph-rsid="001d7d5e"/>
    </style:style>
    <style:style style:name="P10" style:family="paragraph" style:parent-style-name="Text_20_body">
      <style:paragraph-properties fo:margin-top="0in" fo:margin-bottom="0in" style:contextual-spacing="false" fo:line-height="138%" style:writing-mode="lr-tb"/>
      <style:text-properties style:font-name="Arial" fo:font-size="9.75pt" officeooo:rsid="001f77a9" officeooo:paragraph-rsid="001f77a9"/>
    </style:style>
    <style:style style:name="P11" style:family="paragraph" style:parent-style-name="Text_20_body">
      <style:paragraph-properties fo:margin-top="0in" fo:margin-bottom="0in" style:contextual-spacing="false" fo:line-height="138%" style:writing-mode="lr-tb"/>
      <style:text-properties style:font-name="Arial" fo:font-size="9.75pt" officeooo:rsid="00200d48" officeooo:paragraph-rsid="00200d48"/>
    </style:style>
    <style:style style:name="P12" style:family="paragraph" style:parent-style-name="Text_20_body">
      <style:paragraph-properties fo:margin-top="0in" fo:margin-bottom="0in" style:contextual-spacing="false" fo:line-height="138%" style:writing-mode="lr-tb"/>
      <style:text-properties style:font-name="Arial" fo:font-size="9.75pt" officeooo:rsid="0021ef67" officeooo:paragraph-rsid="0021ef67"/>
    </style:style>
    <style:style style:name="P13" style:family="paragraph" style:parent-style-name="Text_20_body">
      <style:paragraph-properties fo:margin-top="0in" fo:margin-bottom="0in" style:contextual-spacing="false" fo:line-height="138%" style:writing-mode="lr-tb"/>
      <style:text-properties style:font-name="Arial" fo:font-size="9.75pt" officeooo:rsid="002265c0" officeooo:paragraph-rsid="002265c0"/>
    </style:style>
    <style:style style:name="P14" style:family="paragraph" style:parent-style-name="Text_20_body">
      <style:paragraph-properties fo:margin-top="0in" fo:margin-bottom="0in" style:contextual-spacing="false" fo:line-height="138%" style:writing-mode="lr-tb"/>
      <style:text-properties style:font-name="Arial" fo:font-size="9.75pt" officeooo:rsid="0022cac3" officeooo:paragraph-rsid="0022cac3"/>
    </style:style>
    <style:style style:name="P15" style:family="paragraph" style:parent-style-name="Text_20_body">
      <style:paragraph-properties fo:margin-top="0in" fo:margin-bottom="0in" style:contextual-spacing="false" fo:line-height="138%" style:writing-mode="lr-tb"/>
      <style:text-properties style:font-name="Arial" fo:font-size="9.75pt" officeooo:rsid="00231c02" officeooo:paragraph-rsid="00231c02"/>
    </style:style>
    <style:style style:name="T1" style:family="text">
      <style:text-properties officeooo:rsid="00198200"/>
    </style:style>
    <style:style style:name="T2" style:family="text">
      <style:text-properties officeooo:rsid="001b5ab4"/>
    </style:style>
    <style:style style:name="T3" style:family="text">
      <style:text-properties officeooo:rsid="001bb882"/>
    </style:style>
    <style:style style:name="T4" style:family="text">
      <style:text-properties officeooo:rsid="00200d48"/>
    </style:style>
    <style:style style:name="T5" style:family="text">
      <style:text-properties officeooo:rsid="002265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ksliste:</text:p>
      <text:p text:style-name="Text_20_body"/>
      <text:p text:style-name="P1">00. Diverse (2 min)</text:p>
      <text:p text:style-name="P1">a) Valg av referent</text:p>
      <text:p text:style-name="P1">b) Godkjenning - referat</text:p>
      <text:p text:style-name="P1">c) Godkjenning - innkalling</text:p>
      <text:p text:style-name="P1">d) Godkjenning - saksliste</text:p>
      <text:p text:style-name="P1">e) IAESTE-klemmen</text:p>
      <text:p text:style-name="P14">Deilig :)</text:p>
      <text:p text:style-name="P1">01. Rapportering (10 min)</text:p>
      <text:p text:style-name="P1">a) alle medlemmer, inkl. BK-rapportering</text:p>
      <text:p text:style-name="P6">- <text:span text:style-name="T1">Johan: ØA sittende <text:s/></text:span></text:p>
      <text:p text:style-name="P6">-<text:span text:style-name="T1">Aleksander: SPM, IN greier, møte med eiendomsavdelingen <text:s text:c="2"/></text:span></text:p>
      <text:p text:style-name="P6">- <text:span text:style-name="T1">Johannes: <text:s/>BK</text:span></text:p>
      <text:p text:style-name="P6">- <text:span text:style-name="T1">My: CEC, møte med EA</text:span></text:p>
      <text:p text:style-name="P7">-Ingunn: Ferie, julebord doodle, <text:span text:style-name="T3">mail</text:span></text:p>
      <text:p text:style-name="P6">-<text:span text:style-name="T1">Jonas K: <text:s text:c="2"/>Ingen ting</text:span></text:p>
      <text:p text:style-name="P6">-<text:span text:style-name="T1">Jonas A: IN, SPM, planlegger twinning, Avtalt møte med en bedrift IN</text:span></text:p>
      <text:p text:style-name="P6">- <text:span text:style-name="T1">Sadegh: BK, snakket med HiOA, SPM</text:span></text:p>
      <text:p text:style-name="P6">-<text:span text:style-name="T1">Hans Martin: Leder ting Nytt Ferie, </text:span></text:p>
      <text:p text:style-name="P7">-Julian: <text:span text:style-name="T2">Ingen ting</text:span></text:p>
      <text:p text:style-name="P7">-Key : SPM, IN</text:p>
      <text:p text:style-name="P7">-Nikita: BK,</text:p>
      <text:p text:style-name="P7">- Per: IN, BK</text:p>
      <text:p text:style-name="P7">-Magnus: SPM</text:p>
      <text:p text:style-name="P6"/>
      <text:p text:style-name="P7">Ikke møtt sagt I fra:</text:p>
      <text:p text:style-name="P2"><text:span text:style-name="T1">Kittaya</text:span></text:p>
      <text:p text:style-name="P1"/>
      <text:p text:style-name="P15">Ikke møtt: </text:p>
      <text:p text:style-name="P15"/>
      <text:p text:style-name="P15"/>
      <text:p text:style-name="P1">b) andre LK'er (Ingunn)</text:p>
      <text:p text:style-name="P1">c) AU og internasjonalt (Ingunn)</text:p>
      <text:p text:style-name="P1"/>
      <text:p text:style-name="P1">02. Mottak (Per - 5 min)</text:p>
      <text:p text:style-name="P8">Stort sett greit.</text:p>
      <text:p text:style-name="P8">To praktikanter igjen I Oslo, </text:p>
      <text:p text:style-name="P1"/>
      <text:p text:style-name="P1">03. IN status (Aleksander - 6 min)</text:p>
      <text:p text:style-name="P8">Ikke nye påmeldte </text:p>
      <text:p text:style-name="P8">Viktig å ringe så mye som mulig. </text:p>
      <text:p text:style-name="P8">Fått lokale.</text:p>
      <text:p text:style-name="P8">Blir ikke gratis IN-middag, </text:p>
      <text:p text:style-name="P9">Lager ringelister til IN ringere</text:p>
      <text:p text:style-name="P3"/>
      <text:p text:style-name="P1"><text:soft-page-break/>04. BK (Sadegh - 10 min)</text:p>
      <text:p text:style-name="P9">Bruk gjerne timeplan for bruk av kontoret. </text:p>
      <text:p text:style-name="P9">Går litt tregt, og satser på mer kvalitet. </text:p>
      <text:p text:style-name="P9">Mål for neste to uker I Oslo: 80 FGK </text:p>
      <text:p text:style-name="P9"/>
      <text:p text:style-name="P1">0<text:span text:style-name="T1">5</text:span>. Rapportering fra SPM (Jonas - 5 min)</text:p>
      <text:p text:style-name="P10">Jonas oppsummerer</text:p>
      <text:p text:style-name="P1"/>
      <text:p text:style-name="P1">0<text:span text:style-name="T1">6</text:span>. Regnskap og budsjett (Johan - 20 min)</text:p>
      <text:p text:style-name="P4"><text:span text:style-name="T4">Johan informerer om budsjettet. </text:span></text:p>
      <text:p text:style-name="P11">Se på alternative reisemåter da reiser tar mye av budsjettet.</text:p>
      <text:p text:style-name="P12">Husk å skrive refusjonskjema på utgifter. </text:p>
      <text:p text:style-name="P12">Per kjøper frimerker I løpet av uka. </text:p>
      <text:p text:style-name="P4"/>
      <text:p text:style-name="P1">0<text:span text:style-name="T1">7</text:span>. Opplæring i korrekt føring av refusjonskjema (Hans Martin - 2 min)</text:p>
      <text:p text:style-name="P12">Hans Marting går gjennom hvordan føre refusjonskjema</text:p>
      <text:p text:style-name="P1"/>
      <text:p text:style-name="P1">0<text:span text:style-name="T1">8</text:span>. Om fordeling av ukesansvar (Hans Martin - 5 min)</text:p>
      <text:p text:style-name="P12">Møteleder: </text:p>
      <text:p text:style-name="P12">Referent: </text:p>
      <text:p text:style-name="P12">Kakebaker: </text:p>
      <text:p text:style-name="P12"/>
      <text:p text:style-name="P12">Hans Martin sender mail om det I løpet av kvelden </text:p>
      <text:p text:style-name="P12"/>
      <text:p text:style-name="P1">0<text:span text:style-name="T1">9</text:span>. Eventuelt (Alle - 3 min)</text:p>
      <text:p text:style-name="P1"/>
      <text:p text:style-name="P12">-CEC</text:p>
      <text:p text:style-name="P12">My forteller om hva som skjedde på CEC.</text:p>
      <text:p text:style-name="P12"/>
      <text:p text:style-name="P12">-Julekort</text:p>
      <text:p text:style-name="P13">PA har ansvar for å få til dette</text:p>
      <text:p text:style-name="P13"/>
      <text:p text:style-name="P13">-Siste møte </text:p>
      <text:p text:style-name="P13">30. November blir et kosemøte</text:p>
      <text:p text:style-name="P1"/>
      <text:p text:style-name="P5">-<text:span text:style-name="T5">Ordlyd “Work”</text:span></text:p>
      <text:p text:style-name="P13">Husk at vi er frivillige og ikke arbeider. Slik at bedrifter og andre ikke tror at <text:s/></text:p>
      <text:p text:style-name="P5"><text:s/></text:p>
      <text:p text:style-name="P1"><text:span text:style-name="T1">10</text:span>. Avsluttende (Referent - 2 min)</text:p>
      <text:p text:style-name="P1">a) oppsummering</text:p>
      <text:p text:style-name="P1">b) møtekritikk</text:p>
      <text:p text:style-name="P13">Holdt tiden </text:p>
      <text:p text:style-name="P13">Urealistiske tidsrammer på hver sak, men vanskelig å gode estimater. </text:p>
      <text:p text:style-name="P13">Velkommen som medlem <text:s/>Julian </text:p>
      <text:p text:style-name="P1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7:03:41.880444777</meta:creation-date>
    <dc:date>2015-11-02T19:34:56.712881161</dc:date>
    <meta:editing-duration>PT2H30M37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2" meta:paragraph-count="72" meta:word-count="354" meta:character-count="2024" meta:non-whitespace-character-count="1709"/>
  </office:meta>
</office:document-meta>
</file>